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3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2.3299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100" style:apply-style-name="ConditionalStyle_5f_1" style:base-cell-address="Tabellenblatt1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3" table:default-cell-style-name="Default"/>
        <table:table-row table:style-name="ro1">
          <table:table-cell office:value-type="string" calcext:value-type="string">
            <text:p>1_pixe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o of leaves</text:p>
          </table:table-cell>
          <table:table-cell table:style-name="ce1" office:value-type="string" calcext:value-type="string">
            <text:p>Surface Area Leaf day 0 in pixel</text:p>
          </table:table-cell>
          <table:table-cell table:style-name="ce1" office:value-type="string" calcext:value-type="string">
            <text:p>Surface Area Leaf day 0 in cm²</text:p>
          </table:table-cell>
          <table:table-cell table:style-name="ce1" office:value-type="string" calcext:value-type="string">
            <text:p>Final No of leaves</text:p>
          </table:table-cell>
          <table:table-cell table:style-name="ce1" office:value-type="string" calcext:value-type="string">
            <text:p>Final Surface Area Leaf in pixel</text:p>
          </table:table-cell>
          <table:table-cell table:style-name="ce1" office:value-type="string" calcext:value-type="string">
            <text:p>Final Surface Area Leaf in cm²</text:p>
          </table:table-cell>
          <table:table-cell table:style-name="ce1" office:value-type="string" calcext:value-type="string">
            <text:p>% of day 0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337672" calcext:value-type="float">
            <text:p>4337672</text:p>
          </table:table-cell>
          <table:table-cell table:style-name="ce1" table:formula="of:=[.D2]/[.A2]" office:value-type="float" office:value="76.9008970676878" calcext:value-type="float">
            <text:p>76.90089706768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14945" calcext:value-type="float">
            <text:p>4214945</text:p>
          </table:table-cell>
          <table:table-cell table:style-name="ce10" table:formula="of:=[.G2]/[.A2]" office:value-type="float" office:value="74.7251178952594" calcext:value-type="float">
            <text:p>74.7251178952594</text:p>
          </table:table-cell>
          <table:table-cell table:style-name="ce12" table:formula="of:=[.H2]*100/[.E2]" office:value-type="float" office:value="97.1706712725167" calcext:value-type="float">
            <text:p>97.1706712725167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40693" calcext:value-type="float">
            <text:p>4240693</text:p>
          </table:table-cell>
          <table:table-cell table:style-name="ce1" table:formula="of:=[.D3]/[.A3]" office:value-type="float" office:value="75.18159415665" calcext:value-type="float">
            <text:p>75.181594156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32910" calcext:value-type="float">
            <text:p>4232910</text:p>
          </table:table-cell>
          <table:table-cell table:style-name="ce10" table:formula="of:=[.G3]/[.A3]" office:value-type="float" office:value="75.0436123816615" calcext:value-type="float">
            <text:p>75.0436123816615</text:p>
          </table:table-cell>
          <table:table-cell table:style-name="ce12" table:formula="of:=[.H3]*100/[.E3]" office:value-type="float" office:value="99.8164686762282" calcext:value-type="float">
            <text:p>99.8164686762282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10430" calcext:value-type="float">
            <text:p>3210430</text:p>
          </table:table-cell>
          <table:table-cell table:style-name="ce1" table:formula="of:=[.D4]/[.A4]" office:value-type="float" office:value="56.9164627876467" calcext:value-type="float">
            <text:p>56.9164627876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31152" calcext:value-type="float">
            <text:p>3231152</text:p>
          </table:table-cell>
          <table:table-cell table:style-name="ce10" table:formula="of:=[.G4]/[.A4]" office:value-type="float" office:value="57.2838350530085" calcext:value-type="float">
            <text:p>57.2838350530085</text:p>
          </table:table-cell>
          <table:table-cell table:style-name="ce12" table:formula="of:=[.H4]*100/[.E4]" office:value-type="float" office:value="100.645458708024" calcext:value-type="float">
            <text:p>100.645458708024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74947" calcext:value-type="float">
            <text:p>2474947</text:p>
          </table:table-cell>
          <table:table-cell table:style-name="ce1" table:formula="of:=[.D5]/[.A5]" office:value-type="float" office:value="43.8773712016452" calcext:value-type="float">
            <text:p>43.87737120164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4941" calcext:value-type="float">
            <text:p>2524941</text:p>
          </table:table-cell>
          <table:table-cell table:style-name="ce10" table:formula="of:=[.G5]/[.A5]" office:value-type="float" office:value="44.7636953515583" calcext:value-type="float">
            <text:p>44.7636953515583</text:p>
          </table:table-cell>
          <table:table-cell table:style-name="ce12" table:formula="of:=[.H5]*100/[.E5]" office:value-type="float" office:value="102.020002852586" calcext:value-type="float">
            <text:p>102.020002852586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60085" calcext:value-type="float">
            <text:p>8160085</text:p>
          </table:table-cell>
          <table:table-cell table:style-name="ce1" table:formula="of:=[.D6]/[.A6]" office:value-type="float" office:value="144.666968053044" calcext:value-type="float">
            <text:p>144.6669680530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73086" calcext:value-type="float">
            <text:p>7873086</text:p>
          </table:table-cell>
          <table:table-cell table:style-name="ce10" table:formula="of:=[.G6]/[.A6]" office:value-type="float" office:value="139.57887458781" calcext:value-type="float">
            <text:p>139.57887458781</text:p>
          </table:table-cell>
          <table:table-cell table:style-name="ce12" table:formula="of:=[.H6]*100/[.E6]" office:value-type="float" office:value="96.4828920286982" calcext:value-type="float">
            <text:p>96.4828920286982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33998" calcext:value-type="float">
            <text:p>7633998</text:p>
          </table:table-cell>
          <table:table-cell table:style-name="ce1" table:formula="of:=[.D7]/[.A7]" office:value-type="float" office:value="135.34017657696" calcext:value-type="float">
            <text:p>135.340176576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96893" calcext:value-type="float">
            <text:p>8196893</text:p>
          </table:table-cell>
          <table:table-cell table:style-name="ce10" table:formula="of:=[.G7]/[.A7]" office:value-type="float" office:value="145.319522745807" calcext:value-type="float">
            <text:p>145.319522745807</text:p>
          </table:table-cell>
          <table:table-cell table:style-name="ce12" table:formula="of:=[.H7]*100/[.E7]" office:value-type="float" office:value="107.373528261338" calcext:value-type="float">
            <text:p>107.373528261338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25593" calcext:value-type="float">
            <text:p>4025593</text:p>
          </table:table-cell>
          <table:table-cell table:style-name="ce1" table:formula="of:=[.D8]/[.A8]" office:value-type="float" office:value="71.3681700528313" calcext:value-type="float">
            <text:p>71.36817005283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0110" calcext:value-type="float">
            <text:p>4080110</text:p>
          </table:table-cell>
          <table:table-cell table:style-name="ce10" table:formula="of:=[.G8]/[.A8]" office:value-type="float" office:value="72.3346807077261" calcext:value-type="float">
            <text:p>72.3346807077261</text:p>
          </table:table-cell>
          <table:table-cell table:style-name="ce12" table:formula="of:=[.H8]*100/[.E8]" office:value-type="float" office:value="101.354260105281" calcext:value-type="float">
            <text:p>101.354260105281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84585" calcext:value-type="float">
            <text:p>5084585</text:p>
          </table:table-cell>
          <table:table-cell table:style-name="ce1" table:formula="of:=[.D9]/[.A9]" office:value-type="float" office:value="90.1426266709215" calcext:value-type="float">
            <text:p>90.14262667092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3551" calcext:value-type="float">
            <text:p>6583551</text:p>
          </table:table-cell>
          <table:table-cell table:style-name="ce10" table:formula="of:=[.G9]/[.A9]" office:value-type="float" office:value="116.717210935007" calcext:value-type="float">
            <text:p>116.717210935007</text:p>
          </table:table-cell>
          <table:table-cell table:style-name="ce12" table:formula="of:=[.H9]*100/[.E9]" office:value-type="float" office:value="129.480596744867" calcext:value-type="float">
            <text:p>129.480596744867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249885" calcext:value-type="float">
            <text:p>12249885</text:p>
          </table:table-cell>
          <table:table-cell table:style-name="ce1" table:formula="of:=[.D10]/[.A10]" office:value-type="float" office:value="217.173438995851" calcext:value-type="float">
            <text:p>217.1734389958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formula="of:=[.G10]/[.A10]" office:value-type="float" office:value="0" calcext:value-type="float">
            <text:p>0</text:p>
          </table:table-cell>
          <table:table-cell table:style-name="ce12" table:formula="of:=[.H10]*100/[.E10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954536" calcext:value-type="float">
            <text:p>7954536</text:p>
          </table:table-cell>
          <table:table-cell table:style-name="ce1" table:formula="of:=[.D11]/[.A11]" office:value-type="float" office:value="141.022869907457" calcext:value-type="float">
            <text:p>141.0228699074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56612" calcext:value-type="float">
            <text:p>7756612</text:p>
          </table:table-cell>
          <table:table-cell table:style-name="ce10" table:formula="of:=[.G11]/[.A11]" office:value-type="float" office:value="137.51395241641" calcext:value-type="float">
            <text:p>137.51395241641</text:p>
          </table:table-cell>
          <table:table-cell table:style-name="ce12" table:formula="of:=[.H11]*100/[.E11]" office:value-type="float" office:value="97.5118096140366" calcext:value-type="float">
            <text:p>97.5118096140366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051615" calcext:value-type="float">
            <text:p>11051615</text:p>
          </table:table-cell>
          <table:table-cell table:style-name="ce1" table:formula="of:=[.D12]/[.A12]" office:value-type="float" office:value="195.929776974081" calcext:value-type="float">
            <text:p>195.9297769740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245092" calcext:value-type="float">
            <text:p>13245092</text:p>
          </table:table-cell>
          <table:table-cell table:style-name="ce10" table:formula="of:=[.G12]/[.A12]" office:value-type="float" office:value="234.817076197568" calcext:value-type="float">
            <text:p>234.817076197568</text:p>
          </table:table-cell>
          <table:table-cell table:style-name="ce12" table:formula="of:=[.H12]*100/[.E12]" office:value-type="float" office:value="119.847569789574" calcext:value-type="float">
            <text:p>119.847569789574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26890" calcext:value-type="float">
            <text:p>13426890</text:p>
          </table:table-cell>
          <table:table-cell table:style-name="ce1" table:formula="of:=[.D13]/[.A13]" office:value-type="float" office:value="238.040102116796" calcext:value-type="float">
            <text:p>238.0401021167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20174" calcext:value-type="float">
            <text:p>5120174</text:p>
          </table:table-cell>
          <table:table-cell table:style-name="ce10" table:formula="of:=[.G13]/[.A13]" office:value-type="float" office:value="90.7735701875687" calcext:value-type="float">
            <text:p>90.7735701875687</text:p>
          </table:table-cell>
          <table:table-cell table:style-name="ce12" table:formula="of:=[.H13]*100/[.E13]" office:value-type="float" office:value="38.1337301489772" calcext:value-type="float">
            <text:p>38.1337301489772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141472" calcext:value-type="float">
            <text:p>23141472</text:p>
          </table:table-cell>
          <table:table-cell table:style-name="ce1" table:formula="of:=[.D14]/[.A14]" office:value-type="float" office:value="410.266141899798" calcext:value-type="float">
            <text:p>410.2661418997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formula="of:=[.G14]/[.A14]" office:value-type="float" office:value="0" calcext:value-type="float">
            <text:p>0</text:p>
          </table:table-cell>
          <table:table-cell table:style-name="ce12" table:formula="of:=[.H14]*100/[.E14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22986" calcext:value-type="float">
            <text:p>10022986</text:p>
          </table:table-cell>
          <table:table-cell table:style-name="ce1" table:formula="of:=[.D15]/[.A15]" office:value-type="float" office:value="177.693614154523" calcext:value-type="float">
            <text:p>177.6936141545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60518" calcext:value-type="float">
            <text:p>7360518</text:p>
          </table:table-cell>
          <table:table-cell table:style-name="ce10" table:formula="of:=[.G15]/[.A15]" office:value-type="float" office:value="130.491756196149" calcext:value-type="float">
            <text:p>130.491756196149</text:p>
          </table:table-cell>
          <table:table-cell table:style-name="ce12" table:formula="of:=[.H15]*100/[.E15]" office:value-type="float" office:value="73.4363791389113" calcext:value-type="float">
            <text:p>73.4363791389113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675731" calcext:value-type="float">
            <text:p>11675731</text:p>
          </table:table-cell>
          <table:table-cell table:style-name="ce1" table:formula="of:=[.D16]/[.A16]" office:value-type="float" office:value="206.994486402156" calcext:value-type="float">
            <text:p>206.9944864021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formula="of:=[.G16]/[.A16]" office:value-type="float" office:value="0" calcext:value-type="float">
            <text:p>0</text:p>
          </table:table-cell>
          <table:table-cell table:style-name="ce12" table:formula="of:=[.H16]*100/[.E16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1" office:value-type="float" office:value="56406" calcext:value-type="float">
            <text:p>564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439015" calcext:value-type="float">
            <text:p>19439015</text:p>
          </table:table-cell>
          <table:table-cell table:style-name="ce1" table:formula="of:=[.D17]/[.A17]" office:value-type="float" office:value="344.626724107364" calcext:value-type="float">
            <text:p>344.626724107364</text:p>
          </table:table-cell>
          <table:table-cell table:style-name="ce1" office:value-type="float" office:value="4" calcext:value-type="float">
            <text:p>4</text:p>
          </table:table-cell>
          <table:table-cell table:style-name="ce10" table:formula="of:=5938624+6295723+3347670" office:value-type="float" office:value="15582017" calcext:value-type="float">
            <text:p>15582017</text:p>
          </table:table-cell>
          <table:table-cell table:style-name="ce10" table:formula="of:=[.G17]/[.A17]" office:value-type="float" office:value="276.247509130234" calcext:value-type="float">
            <text:p>276.247509130234</text:p>
          </table:table-cell>
          <table:table-cell table:style-name="ce12" table:formula="of:=[.H17]*100/[.E17]" office:value-type="float" office:value="80.1584699636273" calcext:value-type="float">
            <text:p>80.1584699636273</text:p>
          </table:table-cell>
          <table:table-cell table:number-columns-repeated="1003"/>
        </table:table-row>
        <table:table-row table:style-name="ro3" table:number-rows-repeated="1048553">
          <table:table-cell table:number-columns-repeated="1012"/>
        </table:table-row>
        <table:table-row table:style-name="ro4" table:number-rows-repeated="5">
          <table:table-cell table:number-columns-repeated="1012"/>
        </table:table-row>
        <table:table-row table:style-name="ro4">
          <table:table-cell table:number-columns-repeated="1012"/>
        </table:table-row>
        <calcext:conditional-formats>
          <calcext:conditional-format calcext:target-range-address="Tabellenblatt1.I2:Tabellenblatt1.I17">
            <calcext:condition calcext:apply-style-name="ConditionalStyle_1" calcext:value="&gt;=100" calcext:base-cell-address="Tabellenblat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6">
      <number:day/>
      <number:text>.</number:text>
      <number:month/>
      <number:text>.</number:text>
    </number:date-style>
    <number:date-style style:name="N125">
      <number:day/>
      <number:text>.</number:text>
      <number:month/>
      <number:text>.</number:text>
      <number:year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nblatt1" style:display-name="PageStyle_Tabellenblat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3T18:35:54.885284477</dc:date>
    <meta:editing-duration>PT6M35S</meta:editing-duration>
    <meta:editing-cycles>5</meta:editing-cycles>
    <meta:document-statistic meta:table-count="1" meta:cell-count="153" meta:object-count="0"/>
  </office:meta>
</office:document-meta>
</file>